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10.83mm"/>
    </style:style>
    <style:style style:name="co4" style:family="table-column">
      <style:table-column-properties fo:break-before="auto" style:column-width="33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4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sM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271673.654" calcext:value-type="float">
            <text:p>5271673,654</text:p>
          </table:table-cell>
          <table:table-cell table:formula="of:=(SUM([.D2:.D4]))/3" office:value-type="float" office:value="5267119.60633333" calcext:value-type="float">
            <text:p>5267119,6063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273979.743" calcext:value-type="float">
            <text:p>5273979,7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255705.422" calcext:value-type="float">
            <text:p>5255705,4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533758.378" calcext:value-type="float">
            <text:p>10533758,378</text:p>
          </table:table-cell>
          <table:table-cell table:formula="of:=(SUM([.D5:.D7]))/3" office:value-type="float" office:value="10495195.6066667" calcext:value-type="float">
            <text:p>10495195,6066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504876.284" calcext:value-type="float">
            <text:p>10504876,2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446952.158" calcext:value-type="float">
            <text:p>10446952,1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5656368.803" calcext:value-type="float">
            <text:p>15656368,803</text:p>
          </table:table-cell>
          <table:table-cell table:formula="of:=(SUM([.D8:.D10]))/3" office:value-type="float" office:value="15703139.1823333" calcext:value-type="float">
            <text:p>15703139,18233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5682611.106" calcext:value-type="float">
            <text:p>15682611,1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5770437.638" calcext:value-type="float">
            <text:p>15770437,6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76900.575" calcext:value-type="float">
            <text:p>3276900,575</text:p>
          </table:table-cell>
          <table:table-cell table:formula="of:=(SUM([.D11:.D13]))/3" office:value-type="float" office:value="3264489.36" calcext:value-type="float">
            <text:p>3264489,36</text:p>
          </table:table-cell>
          <table:table-cell table:formula="of:=[.E2]/[.E11]" office:value-type="float" office:value="1.61345895957625" calcext:value-type="float">
            <text:p>1,61345895957625</text:p>
          </table:table-cell>
          <table:table-cell table:formula="of:=[.F11]/[.A11]" office:value-type="float" office:value="0.806729479788124" calcext:value-type="float">
            <text:p>0,806729479788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72032.428" calcext:value-type="float">
            <text:p>3272032,4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44535.077" calcext:value-type="float">
            <text:p>3244535,0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590055.342" calcext:value-type="float">
            <text:p>6590055,342</text:p>
          </table:table-cell>
          <table:table-cell table:formula="of:=(SUM([.D14:.D16]))/3" office:value-type="float" office:value="6639316.75033333" calcext:value-type="float">
            <text:p>6639316,75033333</text:p>
          </table:table-cell>
          <table:table-cell table:formula="of:=[.E5]/[.E14]" office:value-type="float" office:value="1.58076440714171" calcext:value-type="float">
            <text:p>1,58076440714171</text:p>
          </table:table-cell>
          <table:table-cell table:formula="of:=[.F14]/[.A14]" office:value-type="float" office:value="0.790382203570853" calcext:value-type="float">
            <text:p>0,7903822035708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644575.124" calcext:value-type="float">
            <text:p>6644575,1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683319.785" calcext:value-type="float">
            <text:p>6683319,7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0031576.851" calcext:value-type="float">
            <text:p>10031576,851</text:p>
          </table:table-cell>
          <table:table-cell table:formula="of:=(SUM([.D17:.D19]))/3" office:value-type="float" office:value="9857959.42833333" calcext:value-type="float">
            <text:p>9857959,42833333</text:p>
          </table:table-cell>
          <table:table-cell table:formula="of:=[.E8]/[.E17]" office:value-type="float" office:value="1.59294013091594" calcext:value-type="float">
            <text:p>1,59294013091594</text:p>
          </table:table-cell>
          <table:table-cell table:formula="of:=[.F17]/[.A17]" office:value-type="float" office:value="0.796470065457971" calcext:value-type="float">
            <text:p>0,796470065457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731787.052" calcext:value-type="float">
            <text:p>9731787,0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810514.382" calcext:value-type="float">
            <text:p>9810514,3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821356.753" calcext:value-type="float">
            <text:p>32821356,753</text:p>
          </table:table-cell>
          <table:table-cell table:formula="of:=(SUM([.D20:.D22]))/3" office:value-type="float" office:value="32605918.5326667" calcext:value-type="float">
            <text:p>32605918,5326667</text:p>
          </table:table-cell>
          <table:table-cell table:formula="of:=[.E2]/[.E20]" office:value-type="float" office:value="0.161538758708987" calcext:value-type="float">
            <text:p>0,161538758708987</text:p>
          </table:table-cell>
          <table:table-cell table:formula="of:=[.F20]/[.A20]" office:value-type="float" office:value="0.0403846896772468" calcext:value-type="float">
            <text:p>0,040384689677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532203.153" calcext:value-type="float">
            <text:p>32532203,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464195.692" calcext:value-type="float">
            <text:p>32464195,6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790554.513" calcext:value-type="float">
            <text:p>64790554,513</text:p>
          </table:table-cell>
          <table:table-cell table:formula="of:=(SUM([.D23:.D25]))/3" office:value-type="float" office:value="64817061.5846667" calcext:value-type="float">
            <text:p>64817061,5846667</text:p>
          </table:table-cell>
          <table:table-cell table:formula="of:=[.E5]/[.E23]" office:value-type="float" office:value="0.161920262197592" calcext:value-type="float">
            <text:p>0,161920262197592</text:p>
          </table:table-cell>
          <table:table-cell table:formula="of:=[.F23]/[.A23]" office:value-type="float" office:value="0.0404800655493979" calcext:value-type="float">
            <text:p>0,040480065549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679991.011" calcext:value-type="float">
            <text:p>64679991,0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980639.23" calcext:value-type="float">
            <text:p>64980639,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8413287.684" calcext:value-type="float">
            <text:p>98413287,684</text:p>
          </table:table-cell>
          <table:table-cell table:formula="of:=(SUM([.D26:.D28]))/3" office:value-type="float" office:value="98302703.5796667" calcext:value-type="float">
            <text:p>98302703,5796667</text:p>
          </table:table-cell>
          <table:table-cell table:formula="of:=[.E8]/[.E26]" office:value-type="float" office:value="0.159742698934085" calcext:value-type="float">
            <text:p>0,159742698934085</text:p>
          </table:table-cell>
          <table:table-cell table:formula="of:=[.F26]/[.A26]" office:value-type="float" office:value="0.0399356747335214" calcext:value-type="float">
            <text:p>0,039935674733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8266940.023" calcext:value-type="float">
            <text:p>98266940,0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8227883.032" calcext:value-type="float">
            <text:p>98227883,0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2495813.401" calcext:value-type="float">
            <text:p>52495813,401</text:p>
          </table:table-cell>
          <table:table-cell table:formula="of:=(SUM([.D29:.D31]))/3" office:value-type="float" office:value="52493788.306" calcext:value-type="float">
            <text:p>52493788,3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2496226.372" calcext:value-type="float">
            <text:p>52496226,3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9325.145" calcext:value-type="float">
            <text:p>52489325,1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4765679.563" calcext:value-type="float">
            <text:p>104765679,563</text:p>
          </table:table-cell>
          <table:table-cell table:formula="of:=(SUM([.D32:.D34]))/3" office:value-type="float" office:value="104743547.861" calcext:value-type="float">
            <text:p>104743547,86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4804323.583" calcext:value-type="float">
            <text:p>104804323,58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4660640.437" calcext:value-type="float">
            <text:p>104660640,4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56909183.358" calcext:value-type="float">
            <text:p>156909183,358</text:p>
          </table:table-cell>
          <table:table-cell table:formula="of:=(SUM([.D35:.D37]))/3" office:value-type="float" office:value="156982708.769334" calcext:value-type="float">
            <text:p>156982708,76933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57223074.95" calcext:value-type="float">
            <text:p>157223074,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56815868.000001" calcext:value-type="float">
            <text:p>156815868,000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314610.888" calcext:value-type="float">
            <text:p>32314610,888</text:p>
          </table:table-cell>
          <table:table-cell table:formula="of:=(SUM([.D38:.D40]))/3" office:value-type="float" office:value="32327625.601667" calcext:value-type="float">
            <text:p>32327625,601667</text:p>
          </table:table-cell>
          <table:table-cell table:formula="of:=[.E29]/[.E38]" office:value-type="float" office:value="1.62380587281032" calcext:value-type="float">
            <text:p>1,62380587281032</text:p>
          </table:table-cell>
          <table:table-cell table:formula="of:=[.F38]/[.A38]" office:value-type="float" office:value="0.811902936405158" calcext:value-type="float">
            <text:p>0,8119029364051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281984.672" calcext:value-type="float">
            <text:p>32281984,6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386281.245001" calcext:value-type="float">
            <text:p>32386281,245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642589.677" calcext:value-type="float">
            <text:p>64642589,677</text:p>
          </table:table-cell>
          <table:table-cell table:formula="of:=(SUM([.D41:.D43]))/3" office:value-type="float" office:value="64637299.8283333" calcext:value-type="float">
            <text:p>64637299,8283333</text:p>
          </table:table-cell>
          <table:table-cell table:formula="of:=[.E32]/[.E41]" office:value-type="float" office:value="1.62048148884905" calcext:value-type="float">
            <text:p>1,62048148884905</text:p>
          </table:table-cell>
          <table:table-cell table:formula="of:=[.F41]/[.A41]" office:value-type="float" office:value="0.810240744424524" calcext:value-type="float">
            <text:p>0,810240744424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490745.368" calcext:value-type="float">
            <text:p>64490745,3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778564.44" calcext:value-type="float">
            <text:p>64778564,4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6572376.56" calcext:value-type="float">
            <text:p>96572376,56</text:p>
          </table:table-cell>
          <table:table-cell table:formula="of:=(SUM([.D44:.D46]))/3" office:value-type="float" office:value="96679337.2983337" calcext:value-type="float">
            <text:p>96679337,2983337</text:p>
          </table:table-cell>
          <table:table-cell table:formula="of:=[.E35]/[.E44]" office:value-type="float" office:value="1.62374622288644" calcext:value-type="float">
            <text:p>1,62374622288644</text:p>
          </table:table-cell>
          <table:table-cell table:formula="of:=[.F44]/[.A44]" office:value-type="float" office:value="0.811873111443222" calcext:value-type="float">
            <text:p>0,811873111443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6756858.539001" calcext:value-type="float">
            <text:p>96756858,539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6708776.796" calcext:value-type="float">
            <text:p>96708776,7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372446.315" calcext:value-type="float">
            <text:p>32372446,315</text:p>
          </table:table-cell>
          <table:table-cell table:formula="of:=(SUM([.D47:.D49]))/3" office:value-type="float" office:value="32363409.0630003" calcext:value-type="float">
            <text:p>32363409,0630003</text:p>
          </table:table-cell>
          <table:table-cell table:formula="of:=[.E29]/[.E47]" office:value-type="float" office:value="1.62201046879248" calcext:value-type="float">
            <text:p>1,62201046879248</text:p>
          </table:table-cell>
          <table:table-cell table:formula="of:=[.F47]/[.A47]" office:value-type="float" office:value="0.40550261719812" calcext:value-type="float">
            <text:p>0,40550261719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281752.66" calcext:value-type="float">
            <text:p>32281752,6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436028.214001" calcext:value-type="float">
            <text:p>32436028,2140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702581.385" calcext:value-type="float">
            <text:p>64702581,385</text:p>
          </table:table-cell>
          <table:table-cell table:formula="of:=(SUM([.D50:.D52]))/3" office:value-type="float" office:value="64621656.9409997" calcext:value-type="float">
            <text:p>64621656,9409997</text:p>
          </table:table-cell>
          <table:table-cell table:formula="of:=[.E32]/[.E50]" office:value-type="float" office:value="1.62087375686811" calcext:value-type="float">
            <text:p>1,62087375686811</text:p>
          </table:table-cell>
          <table:table-cell table:formula="of:=[.F50]/[.A50]" office:value-type="float" office:value="0.405218439217026" calcext:value-type="float">
            <text:p>0,405218439217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457145.425" calcext:value-type="float">
            <text:p>64457145,4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64705244.012999" calcext:value-type="float">
            <text:p>64705244,0129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6894439.163" calcext:value-type="float">
            <text:p>96894439,163</text:p>
          </table:table-cell>
          <table:table-cell table:formula="of:=(SUM([.D53:.D55]))/3" office:value-type="float" office:value="97292814.6823333" calcext:value-type="float">
            <text:p>97292814,6823333</text:p>
          </table:table-cell>
          <table:table-cell table:formula="of:=[.E35]/[.E53]" office:value-type="float" office:value="1.61350773211661" calcext:value-type="float">
            <text:p>1,61350773211661</text:p>
          </table:table-cell>
          <table:table-cell table:formula="of:=[.F53]/[.A53]" office:value-type="float" office:value="0.403376933029154" calcext:value-type="float">
            <text:p>0,403376933029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6983927.917" calcext:value-type="float">
            <text:p>96983927,91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000" calcext:value-type="float">
            <text:p>3000</text:p>
          </table:table-cell>
          <table:table-cell office:value-type="float" office:value="98000076.967" calcext:value-type="float">
            <text:p>98000076,9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4367688.675" calcext:value-type="float">
            <text:p>104367688,675</text:p>
          </table:table-cell>
          <table:table-cell table:formula="of:=(SUM([.D56:.D58]))/3" office:value-type="float" office:value="104284988.233667" calcext:value-type="float">
            <text:p>104284988,233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4280660.987" calcext:value-type="float">
            <text:p>104280660,9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4206615.039" calcext:value-type="float">
            <text:p>104206615,0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08671136.398001" calcext:value-type="float">
            <text:p>208671136,398001</text:p>
          </table:table-cell>
          <table:table-cell table:formula="of:=(SUM([.D59:.D61]))/3" office:value-type="float" office:value="208257663.041" calcext:value-type="float">
            <text:p>208257663,0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07950912.118" calcext:value-type="float">
            <text:p>207950912,1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208150940.607" calcext:value-type="float">
            <text:p>208150940,6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308789044.809" calcext:value-type="float">
            <text:p>308789044,809</text:p>
          </table:table-cell>
          <table:table-cell table:formula="of:=(SUM([.D62:.D64]))/3" office:value-type="float" office:value="310007320.248667" calcext:value-type="float">
            <text:p>310007320,24866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309487675.056" calcext:value-type="float">
            <text:p>309487675,0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311745240.881" calcext:value-type="float">
            <text:p>311745240,8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193681.536" calcext:value-type="float">
            <text:p>63193681,536</text:p>
          </table:table-cell>
          <table:table-cell table:formula="of:=(SUM([.D65:.D67]))/3" office:value-type="float" office:value="63227929.5963337" calcext:value-type="float">
            <text:p>63227929,5963337</text:p>
          </table:table-cell>
          <table:table-cell table:formula="of:=[.E56]/[.E65]" office:value-type="float" office:value="1.64935004039281" calcext:value-type="float">
            <text:p>1,64935004039281</text:p>
          </table:table-cell>
          <table:table-cell table:formula="of:=[.F65]/[.A65]" office:value-type="float" office:value="0.824675020196405" calcext:value-type="float">
            <text:p>0,824675020196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214762.627" calcext:value-type="float">
            <text:p>63214762,62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275344.626001" calcext:value-type="float">
            <text:p>63275344,626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26489112.39" calcext:value-type="float">
            <text:p>126489112,39</text:p>
          </table:table-cell>
          <table:table-cell table:formula="of:=(SUM([.D68:.D70]))/3" office:value-type="float" office:value="126447559.448333" calcext:value-type="float">
            <text:p>126447559,448333</text:p>
          </table:table-cell>
          <table:table-cell table:formula="of:=[.E59]/[.E68]" office:value-type="float" office:value="1.64698839542328" calcext:value-type="float">
            <text:p>1,64698839542328</text:p>
          </table:table-cell>
          <table:table-cell table:formula="of:=[.F68]/[.A68]" office:value-type="float" office:value="0.82349419771164" calcext:value-type="float">
            <text:p>0,82349419771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26439910.712001" calcext:value-type="float">
            <text:p>126439910,7120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26413655.242999" calcext:value-type="float">
            <text:p>126413655,2429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8914947.924002" calcext:value-type="float">
            <text:p>188914947,924002</text:p>
          </table:table-cell>
          <table:table-cell table:formula="of:=(SUM([.D71:.D73]))/3" office:value-type="float" office:value="189111653.986666" calcext:value-type="float">
            <text:p>189111653,986666</text:p>
          </table:table-cell>
          <table:table-cell table:formula="of:=[.E62]/[.E71]" office:value-type="float" office:value="1.63928194647657" calcext:value-type="float">
            <text:p>1,63928194647657</text:p>
          </table:table-cell>
          <table:table-cell table:formula="of:=[.F71]/[.A71]" office:value-type="float" office:value="0.819640973238287" calcext:value-type="float">
            <text:p>0,819640973238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8967907.88" calcext:value-type="float">
            <text:p>188967907,8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9452106.155997" calcext:value-type="float">
            <text:p>189452106,1559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306932.474999" calcext:value-type="float">
            <text:p>63306932,474999</text:p>
          </table:table-cell>
          <table:table-cell table:formula="of:=(SUM([.D74:.D76]))/3" office:value-type="float" office:value="63327648.2129997" calcext:value-type="float">
            <text:p>63327648,2129997</text:p>
          </table:table-cell>
          <table:table-cell table:formula="of:=[.E56]/[.E74]" office:value-type="float" office:value="1.64675289824294" calcext:value-type="float">
            <text:p>1,64675289824294</text:p>
          </table:table-cell>
          <table:table-cell table:formula="of:=[.F74]/[.A74]" office:value-type="float" office:value="0.411688224560735" calcext:value-type="float">
            <text:p>0,411688224560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263904.989999" calcext:value-type="float">
            <text:p>63263904,9899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3412107.174001" calcext:value-type="float">
            <text:p>63412107,1740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26422660.947999" calcext:value-type="float">
            <text:p>126422660,947999</text:p>
          </table:table-cell>
          <table:table-cell table:formula="of:=(SUM([.D77:.D79]))/3" office:value-type="float" office:value="126237691.507666" calcext:value-type="float">
            <text:p>126237691,507666</text:p>
          </table:table-cell>
          <table:table-cell table:formula="of:=[.E59]/[.E77]" office:value-type="float" office:value="1.64972648464784" calcext:value-type="float">
            <text:p>1,64972648464784</text:p>
          </table:table-cell>
          <table:table-cell table:formula="of:=[.F77]/[.A77]" office:value-type="float" office:value="0.41243162116196" calcext:value-type="float">
            <text:p>0,41243162116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26052865.156998" calcext:value-type="float">
            <text:p>126052865,1569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26237548.418001" calcext:value-type="float">
            <text:p>126237548,4180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8276109.617997" calcext:value-type="float">
            <text:p>188276109,617997</text:p>
          </table:table-cell>
          <table:table-cell table:formula="of:=(SUM([.D80:.D82]))/3" office:value-type="float" office:value="189114949.031332" calcext:value-type="float">
            <text:p>189114949,031332</text:p>
          </table:table-cell>
          <table:table-cell table:formula="of:=[.E62]/[.E80]" office:value-type="float" office:value="1.63925338444454" calcext:value-type="float">
            <text:p>1,63925338444454</text:p>
          </table:table-cell>
          <table:table-cell table:formula="of:=[.F80]/[.A80]" office:value-type="float" office:value="0.409813346111134" calcext:value-type="float">
            <text:p>0,409813346111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9513444.445998" calcext:value-type="float">
            <text:p>189513444,4459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9555293.03" calcext:value-type="float">
            <text:p>189555293,0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22:16:38.6890860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22:31:37.229704354</dc:date>
    <meta:editing-duration>PT26M22S</meta:editing-duration>
    <meta:editing-cycles>10</meta:editing-cycles>
    <meta:generator>LibreOffice/5.2.7.2$Linux_X86_64 LibreOffice_project/20m0$Build-2</meta:generator>
    <meta:document-statistic meta:table-count="1" meta:cell-count="394" meta:object-count="0"/>
  </office:meta>
</office:document-meta>
</file>